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8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396cm" svg:y="10.964cm">
            <draw:object draw:notify-on-update-of-ranges="Sheet1.F1:Sheet1.F1 Sheet1.F2:Sheet1.F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Vari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,235</text:p>
          </table:table-cell>
          <table:table-cell office:value-type="float" office:value="-1.715" calcext:value-type="float">
            <text:p>-1,715</text:p>
          </table:table-cell>
          <table:table-cell office:value-type="float" office:value="-1.683" calcext:value-type="float">
            <text:p>-1,683</text:p>
          </table:table-cell>
          <table:table-cell office:value-type="float" office:value="-0.401" calcext:value-type="float">
            <text:p>-0,401</text:p>
          </table:table-cell>
          <table:table-cell office:value-type="float" office:value="1.584" calcext:value-type="float">
            <text:p>1,58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14.32" calcext:value-type="float">
            <text:p>14,32</text:p>
          </table:table-cell>
          <table:table-cell office:value-type="float" office:value="6.228" calcext:value-type="float">
            <text:p>6,22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4.32" calcext:value-type="float">
            <text:p>14,32</text:p>
          </table:table-cell>
          <table:table-cell office:value-type="float" office:value="6.228" calcext:value-type="float">
            <text:p>6,22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14.32" calcext:value-type="float">
            <text:p>14,32</text:p>
          </table:table-cell>
          <table:table-cell office:value-type="float" office:value="6.228" calcext:value-type="float">
            <text:p>6,22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,5</text:p>
          </table:table-cell>
          <table:table-cell office:value-type="float" office:value="-3.156" calcext:value-type="float">
            <text:p>-3,156</text:p>
          </table:table-cell>
          <table:table-cell office:value-type="float" office:value="13.657" calcext:value-type="float">
            <text:p>13,657</text:p>
          </table:table-cell>
          <table:table-cell office:value-type="float" office:value="18.549" calcext:value-type="float">
            <text:p>18,549</text:p>
          </table:table-cell>
          <table:table-cell office:value-type="float" office:value="6.065" calcext:value-type="float">
            <text:p>6,06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-19.012" calcext:value-type="float">
            <text:p>-19,012</text:p>
          </table:table-cell>
          <table:table-cell office:value-type="float" office:value="6.329" calcext:value-type="float">
            <text:p>6,32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98" calcext:value-type="float">
            <text:p>1,198</text:p>
          </table:table-cell>
          <table:table-cell office:value-type="float" office:value="-19.672" calcext:value-type="float">
            <text:p>-19,672</text:p>
          </table:table-cell>
          <table:table-cell office:value-type="float" office:value="11.496" calcext:value-type="float">
            <text:p>11,496</text:p>
          </table:table-cell>
          <table:table-cell office:value-type="float" office:value="-23.309" calcext:value-type="float">
            <text:p>-23,309</text:p>
          </table:table-cell>
          <table:table-cell office:value-type="float" office:value="5.835" calcext:value-type="float">
            <text:p>5,83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89" calcext:value-type="float">
            <text:p>5,89</text:p>
          </table:table-cell>
          <table:table-cell office:value-type="float" office:value="-15.817" calcext:value-type="float">
            <text:p>-15,817</text:p>
          </table:table-cell>
          <table:table-cell office:value-type="float" office:value="-24.923" calcext:value-type="float">
            <text:p>-24,923</text:p>
          </table:table-cell>
          <table:table-cell office:value-type="float" office:value="-13.061" calcext:value-type="float">
            <text:p>-13,061</text:p>
          </table:table-cell>
          <table:table-cell office:value-type="float" office:value="5.733" calcext:value-type="float">
            <text:p>5,73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simulation.count=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-19.012" calcext:value-type="float">
            <text:p>-19,012</text:p>
          </table:table-cell>
          <table:table-cell office:value-type="float" office:value="6.329" calcext:value-type="float">
            <text:p>6,32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max.iteration.per.temperature=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98" calcext:value-type="float">
            <text:p>1,198</text:p>
          </table:table-cell>
          <table:table-cell office:value-type="float" office:value="-19.672" calcext:value-type="float">
            <text:p>-19,672</text:p>
          </table:table-cell>
          <table:table-cell office:value-type="float" office:value="11.496" calcext:value-type="float">
            <text:p>11,496</text:p>
          </table:table-cell>
          <table:table-cell office:value-type="float" office:value="-23.309" calcext:value-type="float">
            <text:p>-23,309</text:p>
          </table:table-cell>
          <table:table-cell office:value-type="float" office:value="5.835" calcext:value-type="float">
            <text:p>5,83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dimensions=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2.96" calcext:value-type="float">
            <text:p>-32,96</text:p>
          </table:table-cell>
          <table:table-cell office:value-type="float" office:value="-46.027" calcext:value-type="float">
            <text:p>-46,027</text:p>
          </table:table-cell>
          <table:table-cell office:value-type="float" office:value="19.993" calcext:value-type="float">
            <text:p>19,993</text:p>
          </table:table-cell>
          <table:table-cell office:value-type="float" office:value="-5.316" calcext:value-type="float">
            <text:p>-5,316</text:p>
          </table:table-cell>
          <table:table-cell office:value-type="float" office:value="8.953" calcext:value-type="float">
            <text:p>8,95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mutations.range=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.353" calcext:value-type="float">
            <text:p>-7,353</text:p>
          </table:table-cell>
          <table:table-cell office:value-type="float" office:value="-26.433" calcext:value-type="float">
            <text:p>-26,433</text:p>
          </table:table-cell>
          <table:table-cell office:value-type="float" office:value="5.914" calcext:value-type="float">
            <text:p>5,914</text:p>
          </table:table-cell>
          <table:table-cell office:value-type="float" office:value="2.498" calcext:value-type="float">
            <text:p>2,498</text:p>
          </table:table-cell>
          <table:table-cell office:value-type="float" office:value="5.36" calcext:value-type="float">
            <text:p>5,3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cooling=logarytminczn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-49.652" calcext:value-type="float">
            <text:p>-49,652</text:p>
          </table:table-cell>
          <table:table-cell office:value-type="float" office:value="10.549" calcext:value-type="float">
            <text:p>10,54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cooling.alpha=0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6.974" calcext:value-type="float">
            <text:p>-26,974</text:p>
          </table:table-cell>
          <table:table-cell office:value-type="float" office:value="-52.996" calcext:value-type="float">
            <text:p>-52,996</text:p>
          </table:table-cell>
          <table:table-cell office:value-type="float" office:value="2.724" calcext:value-type="float">
            <text:p>2,724</text:p>
          </table:table-cell>
          <table:table-cell office:value-type="float" office:value="-1.361" calcext:value-type="float">
            <text:p>-1,361</text:p>
          </table:table-cell>
          <table:table-cell office:value-type="float" office:value="7.839" calcext:value-type="float">
            <text:p>7,83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temperature.start=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122" calcext:value-type="float">
            <text:p>26,122</text:p>
          </table:table-cell>
          <table:table-cell office:value-type="float" office:value="76.305" calcext:value-type="float">
            <text:p>76,305</text:p>
          </table:table-cell>
          <table:table-cell office:value-type="float" office:value="65.263" calcext:value-type="float">
            <text:p>65,263</text:p>
          </table:table-cell>
          <table:table-cell office:value-type="float" office:value="100" calcext:value-type="float">
            <text:p>100</text:p>
          </table:table-cell>
          <table:table-cell office:value-type="float" office:value="12.012" calcext:value-type="float">
            <text:p>12,01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temperature.end=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3.529" calcext:value-type="float">
            <text:p>-13,529</text:p>
          </table:table-cell>
          <table:table-cell office:value-type="float" office:value="48.354" calcext:value-type="float">
            <text:p>48,354</text:p>
          </table:table-cell>
          <table:table-cell office:value-type="float" office:value="100" calcext:value-type="float">
            <text:p>100</text:p>
          </table:table-cell>
          <table:table-cell office:value-type="float" office:value="10.112" calcext:value-type="float">
            <text:p>10,112</text:p>
          </table:table-cell>
          <table:table-cell office:value-type="float" office:value="11.252" calcext:value-type="float">
            <text:p>11,25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result.file=result-logarytminczny-01.csv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2" calcext:value-type="float">
            <text:p>0,022</text:p>
          </table:table-cell>
          <table:table-cell office:value-type="float" office:value="70.722" calcext:value-type="float">
            <text:p>70,722</text:p>
          </table:table-cell>
          <table:table-cell office:value-type="float" office:value="100" calcext:value-type="float">
            <text:p>100</text:p>
          </table:table-cell>
          <table:table-cell office:value-type="float" office:value="74.914" calcext:value-type="float">
            <text:p>74,914</text:p>
          </table:table-cell>
          <table:table-cell office:value-type="float" office:value="12.045" calcext:value-type="float">
            <text:p>12,04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2"/>
          <table:table-cell office:value-type="string" calcext:value-type="string">
            <text:p>k=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5.007" calcext:value-type="float">
            <text:p>-25,007</text:p>
          </table:table-cell>
          <table:table-cell office:value-type="float" office:value="54.901" calcext:value-type="float">
            <text:p>54,901</text:p>
          </table:table-cell>
          <table:table-cell office:value-type="float" office:value="81.68" calcext:value-type="float">
            <text:p>81,68</text:p>
          </table:table-cell>
          <table:table-cell office:value-type="float" office:value="78.956" calcext:value-type="float">
            <text:p>78,956</text:p>
          </table:table-cell>
          <table:table-cell office:value-type="float" office:value="11.541" calcext:value-type="float">
            <text:p>11,54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.282" calcext:value-type="float">
            <text:p>75,282</text:p>
          </table:table-cell>
          <table:table-cell office:value-type="float" office:value="50.65" calcext:value-type="float">
            <text:p>50,65</text:p>
          </table:table-cell>
          <table:table-cell office:value-type="float" office:value="27.356" calcext:value-type="float">
            <text:p>27,356</text:p>
          </table:table-cell>
          <table:table-cell office:value-type="float" office:value="85.548" calcext:value-type="float">
            <text:p>85,548</text:p>
          </table:table-cell>
          <table:table-cell office:value-type="float" office:value="11.346" calcext:value-type="float">
            <text:p>11,34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64.208" calcext:value-type="float">
            <text:p>64,208</text:p>
          </table:table-cell>
          <table:table-cell office:value-type="float" office:value="11.423" calcext:value-type="float">
            <text:p>11,42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.699" calcext:value-type="float">
            <text:p>61,699</text:p>
          </table:table-cell>
          <table:table-cell office:value-type="float" office:value="50.601" calcext:value-type="float">
            <text:p>50,601</text:p>
          </table:table-cell>
          <table:table-cell office:value-type="float" office:value="100" calcext:value-type="float">
            <text:p>100</text:p>
          </table:table-cell>
          <table:table-cell office:value-type="float" office:value="5.935" calcext:value-type="float">
            <text:p>5,935</text:p>
          </table:table-cell>
          <table:table-cell office:value-type="float" office:value="11.321" calcext:value-type="float">
            <text:p>11,32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.691" calcext:value-type="float">
            <text:p>-6,691</text:p>
          </table:table-cell>
          <table:table-cell office:value-type="float" office:value="40.06" calcext:value-type="float">
            <text:p>40,06</text:p>
          </table:table-cell>
          <table:table-cell office:value-type="float" office:value="17.895" calcext:value-type="float">
            <text:p>17,895</text:p>
          </table:table-cell>
          <table:table-cell office:value-type="float" office:value="0.791" calcext:value-type="float">
            <text:p>0,791</text:p>
          </table:table-cell>
          <table:table-cell office:value-type="float" office:value="6.679" calcext:value-type="float">
            <text:p>6,67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676" calcext:value-type="float">
            <text:p>29,676</text:p>
          </table:table-cell>
          <table:table-cell office:value-type="float" office:value="-3.138" calcext:value-type="float">
            <text:p>-3,138</text:p>
          </table:table-cell>
          <table:table-cell office:value-type="float" office:value="66.036" calcext:value-type="float">
            <text:p>66,036</text:p>
          </table:table-cell>
          <table:table-cell office:value-type="float" office:value="26.864" calcext:value-type="float">
            <text:p>26,864</text:p>
          </table:table-cell>
          <table:table-cell office:value-type="float" office:value="8.87" calcext:value-type="float">
            <text:p>8,8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64.208" calcext:value-type="float">
            <text:p>64,208</text:p>
          </table:table-cell>
          <table:table-cell office:value-type="float" office:value="11.423" calcext:value-type="float">
            <text:p>11,42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.224" calcext:value-type="float">
            <text:p>93,224</text:p>
          </table:table-cell>
          <table:table-cell office:value-type="float" office:value="93.469" calcext:value-type="float">
            <text:p>93,469</text:p>
          </table:table-cell>
          <table:table-cell office:value-type="float" office:value="73.528" calcext:value-type="float">
            <text:p>73,528</text:p>
          </table:table-cell>
          <table:table-cell office:value-type="float" office:value="57.694" calcext:value-type="float">
            <text:p>57,694</text:p>
          </table:table-cell>
          <table:table-cell office:value-type="float" office:value="12.741" calcext:value-type="float">
            <text:p>12,74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.194" calcext:value-type="float">
            <text:p>56,194</text:p>
          </table:table-cell>
          <table:table-cell office:value-type="float" office:value="73.695" calcext:value-type="float">
            <text:p>73,695</text:p>
          </table:table-cell>
          <table:table-cell office:value-type="float" office:value="53.918" calcext:value-type="float">
            <text:p>53,918</text:p>
          </table:table-cell>
          <table:table-cell office:value-type="float" office:value="38.024" calcext:value-type="float">
            <text:p>38,024</text:p>
          </table:table-cell>
          <table:table-cell office:value-type="float" office:value="10.718" calcext:value-type="float">
            <text:p>10,71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3" calcext:value-type="float">
            <text:p>11,3</text:p>
          </table:table-cell>
          <table:table-cell office:value-type="float" office:value="45.108" calcext:value-type="float">
            <text:p>45,108</text:p>
          </table:table-cell>
          <table:table-cell office:value-type="float" office:value="50.348" calcext:value-type="float">
            <text:p>50,348</text:p>
          </table:table-cell>
          <table:table-cell office:value-type="float" office:value="56.06" calcext:value-type="float">
            <text:p>56,06</text:p>
          </table:table-cell>
          <table:table-cell office:value-type="float" office:value="9.436" calcext:value-type="float">
            <text:p>9,43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85.616" calcext:value-type="float">
            <text:p>85,616</text:p>
          </table:table-cell>
          <table:table-cell office:value-type="float" office:value="42.483" calcext:value-type="float">
            <text:p>42,483</text:p>
          </table:table-cell>
          <table:table-cell office:value-type="float" office:value="83.431" calcext:value-type="float">
            <text:p>83,431</text:p>
          </table:table-cell>
          <table:table-cell office:value-type="float" office:value="12.711" calcext:value-type="float">
            <text:p>12,71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.944" calcext:value-type="float">
            <text:p>49,944</text:p>
          </table:table-cell>
          <table:table-cell office:value-type="float" office:value="49.362" calcext:value-type="float">
            <text:p>49,362</text:p>
          </table:table-cell>
          <table:table-cell office:value-type="float" office:value="64.085" calcext:value-type="float">
            <text:p>64,085</text:p>
          </table:table-cell>
          <table:table-cell office:value-type="float" office:value="29.738" calcext:value-type="float">
            <text:p>29,738</text:p>
          </table:table-cell>
          <table:table-cell office:value-type="float" office:value="10.257" calcext:value-type="float">
            <text:p>10,25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.677" calcext:value-type="float">
            <text:p>41,677</text:p>
          </table:table-cell>
          <table:table-cell office:value-type="float" office:value="52.24" calcext:value-type="float">
            <text:p>52,24</text:p>
          </table:table-cell>
          <table:table-cell office:value-type="float" office:value="37.603" calcext:value-type="float">
            <text:p>37,603</text:p>
          </table:table-cell>
          <table:table-cell office:value-type="float" office:value="64.399" calcext:value-type="float">
            <text:p>64,399</text:p>
          </table:table-cell>
          <table:table-cell office:value-type="float" office:value="10.019" calcext:value-type="float">
            <text:p>10,01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.88" calcext:value-type="float">
            <text:p>33,88</text:p>
          </table:table-cell>
          <table:table-cell office:value-type="float" office:value="56.514" calcext:value-type="float">
            <text:p>56,514</text:p>
          </table:table-cell>
          <table:table-cell office:value-type="float" office:value="75.087" calcext:value-type="float">
            <text:p>75,087</text:p>
          </table:table-cell>
          <table:table-cell office:value-type="float" office:value="12.638" calcext:value-type="float">
            <text:p>12,638</text:p>
          </table:table-cell>
          <table:table-cell office:value-type="float" office:value="10.144" calcext:value-type="float">
            <text:p>10,14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.88" calcext:value-type="float">
            <text:p>33,88</text:p>
          </table:table-cell>
          <table:table-cell office:value-type="float" office:value="56.514" calcext:value-type="float">
            <text:p>56,514</text:p>
          </table:table-cell>
          <table:table-cell office:value-type="float" office:value="75.087" calcext:value-type="float">
            <text:p>75,087</text:p>
          </table:table-cell>
          <table:table-cell office:value-type="float" office:value="12.638" calcext:value-type="float">
            <text:p>12,638</text:p>
          </table:table-cell>
          <table:table-cell office:value-type="float" office:value="10.144" calcext:value-type="float">
            <text:p>10,14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.035" calcext:value-type="float">
            <text:p>62,035</text:p>
          </table:table-cell>
          <table:table-cell office:value-type="float" office:value="55.248" calcext:value-type="float">
            <text:p>55,248</text:p>
          </table:table-cell>
          <table:table-cell office:value-type="float" office:value="61.798" calcext:value-type="float">
            <text:p>61,798</text:p>
          </table:table-cell>
          <table:table-cell office:value-type="float" office:value="100" calcext:value-type="float">
            <text:p>100</text:p>
          </table:table-cell>
          <table:table-cell office:value-type="float" office:value="11.998" calcext:value-type="float">
            <text:p>11,99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91.97" calcext:value-type="float">
            <text:p>91,97</text:p>
          </table:table-cell>
          <table:table-cell office:value-type="float" office:value="19.353" calcext:value-type="float">
            <text:p>19,353</text:p>
          </table:table-cell>
          <table:table-cell office:value-type="float" office:value="41.682" calcext:value-type="float">
            <text:p>41,682</text:p>
          </table:table-cell>
          <table:table-cell office:value-type="float" office:value="12.097" calcext:value-type="float">
            <text:p>12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.309" calcext:value-type="float">
            <text:p>63,309</text:p>
          </table:table-cell>
          <table:table-cell office:value-type="float" office:value="-15.472" calcext:value-type="float">
            <text:p>-15,472</text:p>
          </table:table-cell>
          <table:table-cell office:value-type="float" office:value="29.327" calcext:value-type="float">
            <text:p>29,327</text:p>
          </table:table-cell>
          <table:table-cell office:value-type="float" office:value="27.86" calcext:value-type="float">
            <text:p>27,86</text:p>
          </table:table-cell>
          <table:table-cell office:value-type="float" office:value="9.401" calcext:value-type="float">
            <text:p>9,40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.614" calcext:value-type="float">
            <text:p>18,614</text:p>
          </table:table-cell>
          <table:table-cell office:value-type="float" office:value="26.02" calcext:value-type="float">
            <text:p>26,02</text:p>
          </table:table-cell>
          <table:table-cell office:value-type="float" office:value="70.225" calcext:value-type="float">
            <text:p>70,225</text:p>
          </table:table-cell>
          <table:table-cell office:value-type="float" office:value="42.417" calcext:value-type="float">
            <text:p>42,417</text:p>
          </table:table-cell>
          <table:table-cell office:value-type="float" office:value="9.447" calcext:value-type="float">
            <text:p>9,44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.278" calcext:value-type="float">
            <text:p>69,278</text:p>
          </table:table-cell>
          <table:table-cell office:value-type="float" office:value="65.15" calcext:value-type="float">
            <text:p>65,15</text:p>
          </table:table-cell>
          <table:table-cell office:value-type="float" office:value="40.917" calcext:value-type="float">
            <text:p>40,917</text:p>
          </table:table-cell>
          <table:table-cell office:value-type="float" office:value="75.224" calcext:value-type="float">
            <text:p>75,224</text:p>
          </table:table-cell>
          <table:table-cell office:value-type="float" office:value="11.313" calcext:value-type="float">
            <text:p>11,31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8.585" calcext:value-type="float">
            <text:p>78,585</text:p>
          </table:table-cell>
          <table:table-cell office:value-type="float" office:value="43.712" calcext:value-type="float">
            <text:p>43,712</text:p>
          </table:table-cell>
          <table:table-cell office:value-type="float" office:value="43.08" calcext:value-type="float">
            <text:p>43,08</text:p>
          </table:table-cell>
          <table:table-cell office:value-type="float" office:value="79.583" calcext:value-type="float">
            <text:p>79,583</text:p>
          </table:table-cell>
          <table:table-cell office:value-type="float" office:value="11.374" calcext:value-type="float">
            <text:p>11,37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.654" calcext:value-type="float">
            <text:p>71,654</text:p>
          </table:table-cell>
          <table:table-cell office:value-type="float" office:value="23.728" calcext:value-type="float">
            <text:p>23,728</text:p>
          </table:table-cell>
          <table:table-cell office:value-type="float" office:value="2.099" calcext:value-type="float">
            <text:p>2,099</text:p>
          </table:table-cell>
          <table:table-cell office:value-type="float" office:value="-15.709" calcext:value-type="float">
            <text:p>-15,709</text:p>
          </table:table-cell>
          <table:table-cell office:value-type="float" office:value="8.962" calcext:value-type="float">
            <text:p>8,96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.886" calcext:value-type="float">
            <text:p>47,886</text:p>
          </table:table-cell>
          <table:table-cell office:value-type="float" office:value="75.47" calcext:value-type="float">
            <text:p>75,47</text:p>
          </table:table-cell>
          <table:table-cell office:value-type="float" office:value="31.49" calcext:value-type="float">
            <text:p>31,49</text:p>
          </table:table-cell>
          <table:table-cell office:value-type="float" office:value="86.029" calcext:value-type="float">
            <text:p>86,029</text:p>
          </table:table-cell>
          <table:table-cell office:value-type="float" office:value="11.313" calcext:value-type="float">
            <text:p>11,31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.585" calcext:value-type="float">
            <text:p>78,585</text:p>
          </table:table-cell>
          <table:table-cell office:value-type="float" office:value="43.712" calcext:value-type="float">
            <text:p>43,712</text:p>
          </table:table-cell>
          <table:table-cell office:value-type="float" office:value="43.08" calcext:value-type="float">
            <text:p>43,08</text:p>
          </table:table-cell>
          <table:table-cell office:value-type="float" office:value="79.583" calcext:value-type="float">
            <text:p>79,583</text:p>
          </table:table-cell>
          <table:table-cell office:value-type="float" office:value="11.374" calcext:value-type="float">
            <text:p>11,37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.15" calcext:value-type="float">
            <text:p>27,15</text:p>
          </table:table-cell>
          <table:table-cell office:value-type="float" office:value="-0.096" calcext:value-type="float">
            <text:p>-0,096</text:p>
          </table:table-cell>
          <table:table-cell office:value-type="float" office:value="45.637" calcext:value-type="float">
            <text:p>45,637</text:p>
          </table:table-cell>
          <table:table-cell office:value-type="float" office:value="100" calcext:value-type="float">
            <text:p>100</text:p>
          </table:table-cell>
          <table:table-cell office:value-type="float" office:value="10.669" calcext:value-type="float">
            <text:p>10,66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.278" calcext:value-type="float">
            <text:p>91,278</text:p>
          </table:table-cell>
          <table:table-cell office:value-type="float" office:value="48.43" calcext:value-type="float">
            <text:p>48,43</text:p>
          </table:table-cell>
          <table:table-cell office:value-type="float" office:value="31.044" calcext:value-type="float">
            <text:p>31,044</text:p>
          </table:table-cell>
          <table:table-cell office:value-type="float" office:value="36.275" calcext:value-type="float">
            <text:p>36,275</text:p>
          </table:table-cell>
          <table:table-cell office:value-type="float" office:value="10.745" calcext:value-type="float">
            <text:p>10,74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.015" calcext:value-type="float">
            <text:p>83,015</text:p>
          </table:table-cell>
          <table:table-cell office:value-type="float" office:value="59.497" calcext:value-type="float">
            <text:p>59,497</text:p>
          </table:table-cell>
          <table:table-cell office:value-type="float" office:value="58.066" calcext:value-type="float">
            <text:p>58,066</text:p>
          </table:table-cell>
          <table:table-cell office:value-type="float" office:value="49.524" calcext:value-type="float">
            <text:p>49,524</text:p>
          </table:table-cell>
          <table:table-cell office:value-type="float" office:value="11.404" calcext:value-type="float">
            <text:p>11,40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.234" calcext:value-type="float">
            <text:p>85,234</text:p>
          </table:table-cell>
          <table:table-cell office:value-type="float" office:value="44.161" calcext:value-type="float">
            <text:p>44,161</text:p>
          </table:table-cell>
          <table:table-cell office:value-type="float" office:value="19.88" calcext:value-type="float">
            <text:p>19,88</text:p>
          </table:table-cell>
          <table:table-cell office:value-type="float" office:value="81.659" calcext:value-type="float">
            <text:p>81,659</text:p>
          </table:table-cell>
          <table:table-cell office:value-type="float" office:value="11.37" calcext:value-type="float">
            <text:p>11,3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629" calcext:value-type="float">
            <text:p>96,629</text:p>
          </table:table-cell>
          <table:table-cell office:value-type="float" office:value="64.406" calcext:value-type="float">
            <text:p>64,406</text:p>
          </table:table-cell>
          <table:table-cell office:value-type="float" office:value="77.156" calcext:value-type="float">
            <text:p>77,156</text:p>
          </table:table-cell>
          <table:table-cell office:value-type="float" office:value="82.753" calcext:value-type="float">
            <text:p>82,753</text:p>
          </table:table-cell>
          <table:table-cell office:value-type="float" office:value="12.882" calcext:value-type="float">
            <text:p>12,88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.71" calcext:value-type="float">
            <text:p>82,71</text:p>
          </table:table-cell>
          <table:table-cell office:value-type="float" office:value="29.167" calcext:value-type="float">
            <text:p>29,167</text:p>
          </table:table-cell>
          <table:table-cell office:value-type="float" office:value="11.053" calcext:value-type="float">
            <text:p>11,053</text:p>
          </table:table-cell>
          <table:table-cell office:value-type="float" office:value="71.291" calcext:value-type="float">
            <text:p>71,291</text:p>
          </table:table-cell>
          <table:table-cell office:value-type="float" office:value="10.663" calcext:value-type="float">
            <text:p>10,66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.678" calcext:value-type="float">
            <text:p>-12,678</text:p>
          </table:table-cell>
          <table:table-cell office:value-type="float" office:value="77.417" calcext:value-type="float">
            <text:p>77,417</text:p>
          </table:table-cell>
          <table:table-cell office:value-type="float" office:value="100" calcext:value-type="float">
            <text:p>100</text:p>
          </table:table-cell>
          <table:table-cell office:value-type="float" office:value="17.071" calcext:value-type="float">
            <text:p>17,071</text:p>
          </table:table-cell>
          <table:table-cell office:value-type="float" office:value="11.356" calcext:value-type="float">
            <text:p>11,35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93" calcext:value-type="float">
            <text:p>3,93</text:p>
          </table:table-cell>
          <table:table-cell office:value-type="float" office:value="45.393" calcext:value-type="float">
            <text:p>45,393</text:p>
          </table:table-cell>
          <table:table-cell office:value-type="float" office:value="60.881" calcext:value-type="float">
            <text:p>60,881</text:p>
          </table:table-cell>
          <table:table-cell office:value-type="float" office:value="17.938" calcext:value-type="float">
            <text:p>17,938</text:p>
          </table:table-cell>
          <table:table-cell office:value-type="float" office:value="9.077" calcext:value-type="float">
            <text:p>9,07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2.485" calcext:value-type="float">
            <text:p>62,485</text:p>
          </table:table-cell>
          <table:table-cell office:value-type="float" office:value="19.47" calcext:value-type="float">
            <text:p>19,47</text:p>
          </table:table-cell>
          <table:table-cell office:value-type="float" office:value="42.149" calcext:value-type="float">
            <text:p>42,149</text:p>
          </table:table-cell>
          <table:table-cell office:value-type="float" office:value="82.296" calcext:value-type="float">
            <text:p>82,296</text:p>
          </table:table-cell>
          <table:table-cell office:value-type="float" office:value="10.66" calcext:value-type="float">
            <text:p>10,6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5.514" calcext:value-type="float">
            <text:p>65,514</text:p>
          </table:table-cell>
          <table:table-cell office:value-type="float" office:value="70.583" calcext:value-type="float">
            <text:p>70,583</text:p>
          </table:table-cell>
          <table:table-cell office:value-type="float" office:value="57.662" calcext:value-type="float">
            <text:p>57,662</text:p>
          </table:table-cell>
          <table:table-cell office:value-type="float" office:value="62.096" calcext:value-type="float">
            <text:p>62,096</text:p>
          </table:table-cell>
          <table:table-cell office:value-type="float" office:value="11.368" calcext:value-type="float">
            <text:p>11,36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.089" calcext:value-type="float">
            <text:p>48,089</text:p>
          </table:table-cell>
          <table:table-cell office:value-type="float" office:value="61.596" calcext:value-type="float">
            <text:p>61,596</text:p>
          </table:table-cell>
          <table:table-cell office:value-type="float" office:value="52.022" calcext:value-type="float">
            <text:p>52,022</text:p>
          </table:table-cell>
          <table:table-cell office:value-type="float" office:value="86.717" calcext:value-type="float">
            <text:p>86,717</text:p>
          </table:table-cell>
          <table:table-cell office:value-type="float" office:value="11.321" calcext:value-type="float">
            <text:p>11,32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7.428" calcext:value-type="float">
            <text:p>67,428</text:p>
          </table:table-cell>
          <table:table-cell office:value-type="float" office:value="59.367" calcext:value-type="float">
            <text:p>59,367</text:p>
          </table:table-cell>
          <table:table-cell office:value-type="float" office:value="-15.367" calcext:value-type="float">
            <text:p>-15,367</text:p>
          </table:table-cell>
          <table:table-cell office:value-type="float" office:value="40.237" calcext:value-type="float">
            <text:p>40,237</text:p>
          </table:table-cell>
          <table:table-cell office:value-type="float" office:value="10.243" calcext:value-type="float">
            <text:p>10,24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4.843" calcext:value-type="float">
            <text:p>74,843</text:p>
          </table:table-cell>
          <table:table-cell office:value-type="float" office:value="81.514" calcext:value-type="float">
            <text:p>81,514</text:p>
          </table:table-cell>
          <table:table-cell office:value-type="float" office:value="-3.73" calcext:value-type="float">
            <text:p>-3,73</text:p>
          </table:table-cell>
          <table:table-cell office:value-type="float" office:value="61.691" calcext:value-type="float">
            <text:p>61,691</text:p>
          </table:table-cell>
          <table:table-cell office:value-type="float" office:value="11.973" calcext:value-type="float">
            <text:p>11,97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.584" calcext:value-type="float">
            <text:p>42,584</text:p>
          </table:table-cell>
          <table:table-cell office:value-type="float" office:value="6.473" calcext:value-type="float">
            <text:p>6,473</text:p>
          </table:table-cell>
          <table:table-cell office:value-type="float" office:value="61.514" calcext:value-type="float">
            <text:p>61,514</text:p>
          </table:table-cell>
          <table:table-cell office:value-type="float" office:value="83.731" calcext:value-type="float">
            <text:p>83,731</text:p>
          </table:table-cell>
          <table:table-cell office:value-type="float" office:value="11.126" calcext:value-type="float">
            <text:p>11,12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2.878" calcext:value-type="float">
            <text:p>-22,878</text:p>
          </table:table-cell>
          <table:table-cell office:value-type="float" office:value="41.78" calcext:value-type="float">
            <text:p>41,78</text:p>
          </table:table-cell>
          <table:table-cell office:value-type="float" office:value="-83.274" calcext:value-type="float">
            <text:p>-83,274</text:p>
          </table:table-cell>
          <table:table-cell office:value-type="float" office:value="-59.606" calcext:value-type="float">
            <text:p>-59,606</text:p>
          </table:table-cell>
          <table:table-cell office:value-type="float" office:value="10.769" calcext:value-type="float">
            <text:p>10,76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9.363" calcext:value-type="float">
            <text:p>-29,363</text:p>
          </table:table-cell>
          <table:table-cell office:value-type="float" office:value="-71.629" calcext:value-type="float">
            <text:p>-71,629</text:p>
          </table:table-cell>
          <table:table-cell office:value-type="float" office:value="-37.958" calcext:value-type="float">
            <text:p>-37,958</text:p>
          </table:table-cell>
          <table:table-cell office:value-type="float" office:value="-94.57" calcext:value-type="float">
            <text:p>-94,57</text:p>
          </table:table-cell>
          <table:table-cell office:value-type="float" office:value="11.313" calcext:value-type="float">
            <text:p>11,31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79.017" calcext:value-type="float">
            <text:p>-79,017</text:p>
          </table:table-cell>
          <table:table-cell office:value-type="float" office:value="-44.751" calcext:value-type="float">
            <text:p>-44,751</text:p>
          </table:table-cell>
          <table:table-cell office:value-type="float" office:value="-50.973" calcext:value-type="float">
            <text:p>-50,973</text:p>
          </table:table-cell>
          <table:table-cell office:value-type="float" office:value="-44.302" calcext:value-type="float">
            <text:p>-44,302</text:p>
          </table:table-cell>
          <table:table-cell office:value-type="float" office:value="10.683" calcext:value-type="float">
            <text:p>10,68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3.207" calcext:value-type="float">
            <text:p>-83,207</text:p>
          </table:table-cell>
          <table:table-cell office:value-type="float" office:value="-73.129" calcext:value-type="float">
            <text:p>-73,129</text:p>
          </table:table-cell>
          <table:table-cell office:value-type="float" office:value="-6.553" calcext:value-type="float">
            <text:p>-6,553</text:p>
          </table:table-cell>
          <table:table-cell office:value-type="float" office:value="-24.96" calcext:value-type="float">
            <text:p>-24,96</text:p>
          </table:table-cell>
          <table:table-cell office:value-type="float" office:value="10.71" calcext:value-type="float">
            <text:p>10,7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58.322" calcext:value-type="float">
            <text:p>-58,322</text:p>
          </table:table-cell>
          <table:table-cell office:value-type="float" office:value="-95.802" calcext:value-type="float">
            <text:p>-95,802</text:p>
          </table:table-cell>
          <table:table-cell office:value-type="float" office:value="-77.228" calcext:value-type="float">
            <text:p>-77,228</text:p>
          </table:table-cell>
          <table:table-cell office:value-type="float" office:value="-85.714" calcext:value-type="float">
            <text:p>-85,714</text:p>
          </table:table-cell>
          <table:table-cell office:value-type="float" office:value="12.815" calcext:value-type="float">
            <text:p>12,81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.346" calcext:value-type="float">
            <text:p>41,346</text:p>
          </table:table-cell>
          <table:table-cell office:value-type="float" office:value="47.25" calcext:value-type="float">
            <text:p>47,25</text:p>
          </table:table-cell>
          <table:table-cell office:value-type="float" office:value="57.645" calcext:value-type="float">
            <text:p>57,645</text:p>
          </table:table-cell>
          <table:table-cell office:value-type="float" office:value="74.605" calcext:value-type="float">
            <text:p>74,605</text:p>
          </table:table-cell>
          <table:table-cell office:value-type="float" office:value="10.661" calcext:value-type="float">
            <text:p>10,66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9.883" calcext:value-type="float">
            <text:p>69,883</text:p>
          </table:table-cell>
          <table:table-cell office:value-type="float" office:value="62.669" calcext:value-type="float">
            <text:p>62,669</text:p>
          </table:table-cell>
          <table:table-cell office:value-type="float" office:value="74.842" calcext:value-type="float">
            <text:p>74,842</text:p>
          </table:table-cell>
          <table:table-cell office:value-type="float" office:value="79.869" calcext:value-type="float">
            <text:p>79,869</text:p>
          </table:table-cell>
          <table:table-cell office:value-type="float" office:value="12.031" calcext:value-type="float">
            <text:p>12,03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.9" calcext:value-type="float">
            <text:p>58,9</text:p>
          </table:table-cell>
          <table:table-cell office:value-type="float" office:value="-1.051" calcext:value-type="float">
            <text:p>-1,051</text:p>
          </table:table-cell>
          <table:table-cell office:value-type="float" office:value="45.971" calcext:value-type="float">
            <text:p>45,971</text:p>
          </table:table-cell>
          <table:table-cell office:value-type="float" office:value="67.486" calcext:value-type="float">
            <text:p>67,486</text:p>
          </table:table-cell>
          <table:table-cell office:value-type="float" office:value="10.14" calcext:value-type="float">
            <text:p>10,1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.607" calcext:value-type="float">
            <text:p>51,607</text:p>
          </table:table-cell>
          <table:table-cell office:value-type="float" office:value="87.723" calcext:value-type="float">
            <text:p>87,723</text:p>
          </table:table-cell>
          <table:table-cell office:value-type="float" office:value="3.002" calcext:value-type="float">
            <text:p>3,002</text:p>
          </table:table-cell>
          <table:table-cell office:value-type="float" office:value="50.688" calcext:value-type="float">
            <text:p>50,688</text:p>
          </table:table-cell>
          <table:table-cell office:value-type="float" office:value="10.71" calcext:value-type="float">
            <text:p>10,7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.983" calcext:value-type="float">
            <text:p>64,983</text:p>
          </table:table-cell>
          <table:table-cell office:value-type="float" office:value="40.314" calcext:value-type="float">
            <text:p>40,314</text:p>
          </table:table-cell>
          <table:table-cell office:value-type="float" office:value="40.94" calcext:value-type="float">
            <text:p>40,94</text:p>
          </table:table-cell>
          <table:table-cell office:value-type="float" office:value="17.469" calcext:value-type="float">
            <text:p>17,469</text:p>
          </table:table-cell>
          <table:table-cell office:value-type="float" office:value="9.419" calcext:value-type="float">
            <text:p>9,41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6.941" calcext:value-type="float">
            <text:p>86,941</text:p>
          </table:table-cell>
          <table:table-cell office:value-type="float" office:value="99.791" calcext:value-type="float">
            <text:p>99,791</text:p>
          </table:table-cell>
          <table:table-cell office:value-type="float" office:value="39.565" calcext:value-type="float">
            <text:p>39,565</text:p>
          </table:table-cell>
          <table:table-cell office:value-type="float" office:value="38.388" calcext:value-type="float">
            <text:p>38,388</text:p>
          </table:table-cell>
          <table:table-cell office:value-type="float" office:value="12.119" calcext:value-type="float">
            <text:p>12,11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4.829" calcext:value-type="float">
            <text:p>84,829</text:p>
          </table:table-cell>
          <table:table-cell office:value-type="float" office:value="80.046" calcext:value-type="float">
            <text:p>80,046</text:p>
          </table:table-cell>
          <table:table-cell office:value-type="float" office:value="-5.427" calcext:value-type="float">
            <text:p>-5,427</text:p>
          </table:table-cell>
          <table:table-cell office:value-type="float" office:value="51.715" calcext:value-type="float">
            <text:p>51,715</text:p>
          </table:table-cell>
          <table:table-cell office:value-type="float" office:value="11.338" calcext:value-type="float">
            <text:p>11,33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.791" calcext:value-type="float">
            <text:p>76,791</text:p>
          </table:table-cell>
          <table:table-cell office:value-type="float" office:value="96.292" calcext:value-type="float">
            <text:p>96,292</text:p>
          </table:table-cell>
          <table:table-cell office:value-type="float" office:value="66.827" calcext:value-type="float">
            <text:p>66,827</text:p>
          </table:table-cell>
          <table:table-cell office:value-type="float" office:value="34.664" calcext:value-type="float">
            <text:p>34,664</text:p>
          </table:table-cell>
          <table:table-cell office:value-type="float" office:value="12.078" calcext:value-type="float">
            <text:p>12,078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.04" calcext:value-type="float">
            <text:p>72,04</text:p>
          </table:table-cell>
          <table:table-cell office:value-type="float" office:value="0.971" calcext:value-type="float">
            <text:p>0,971</text:p>
          </table:table-cell>
          <table:table-cell office:value-type="float" office:value="20.704" calcext:value-type="float">
            <text:p>20,704</text:p>
          </table:table-cell>
          <table:table-cell office:value-type="float" office:value="45.93" calcext:value-type="float">
            <text:p>45,93</text:p>
          </table:table-cell>
          <table:table-cell office:value-type="float" office:value="9.515" calcext:value-type="float">
            <text:p>9,51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.684" calcext:value-type="float">
            <text:p>11,684</text:p>
          </table:table-cell>
          <table:table-cell office:value-type="float" office:value="7.696" calcext:value-type="float">
            <text:p>7,696</text:p>
          </table:table-cell>
          <table:table-cell office:value-type="float" office:value="43.678" calcext:value-type="float">
            <text:p>43,678</text:p>
          </table:table-cell>
          <table:table-cell office:value-type="float" office:value="37.816" calcext:value-type="float">
            <text:p>37,816</text:p>
          </table:table-cell>
          <table:table-cell office:value-type="float" office:value="7.77" calcext:value-type="float">
            <text:p>7,7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684" calcext:value-type="float">
            <text:p>11,684</text:p>
          </table:table-cell>
          <table:table-cell office:value-type="float" office:value="7.696" calcext:value-type="float">
            <text:p>7,696</text:p>
          </table:table-cell>
          <table:table-cell office:value-type="float" office:value="43.678" calcext:value-type="float">
            <text:p>43,678</text:p>
          </table:table-cell>
          <table:table-cell office:value-type="float" office:value="37.816" calcext:value-type="float">
            <text:p>37,816</text:p>
          </table:table-cell>
          <table:table-cell office:value-type="float" office:value="7.77" calcext:value-type="float">
            <text:p>7,7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8.087" calcext:value-type="float">
            <text:p>28,087</text:p>
          </table:table-cell>
          <table:table-cell office:value-type="float" office:value="56.384" calcext:value-type="float">
            <text:p>56,384</text:p>
          </table:table-cell>
          <table:table-cell office:value-type="float" office:value="44.381" calcext:value-type="float">
            <text:p>44,381</text:p>
          </table:table-cell>
          <table:table-cell office:value-type="float" office:value="12.307" calcext:value-type="float">
            <text:p>12,307</text:p>
          </table:table-cell>
          <table:table-cell office:value-type="float" office:value="8.995" calcext:value-type="float">
            <text:p>8,99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.872" calcext:value-type="float">
            <text:p>14,872</text:p>
          </table:table-cell>
          <table:table-cell office:value-type="float" office:value="9.762" calcext:value-type="float">
            <text:p>9,762</text:p>
          </table:table-cell>
          <table:table-cell office:value-type="float" office:value="39.874" calcext:value-type="float">
            <text:p>39,874</text:p>
          </table:table-cell>
          <table:table-cell office:value-type="float" office:value="-0.442" calcext:value-type="float">
            <text:p>-0,442</text:p>
          </table:table-cell>
          <table:table-cell office:value-type="float" office:value="7.614" calcext:value-type="float">
            <text:p>7,61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8.087" calcext:value-type="float">
            <text:p>28,087</text:p>
          </table:table-cell>
          <table:table-cell office:value-type="float" office:value="56.384" calcext:value-type="float">
            <text:p>56,384</text:p>
          </table:table-cell>
          <table:table-cell office:value-type="float" office:value="44.381" calcext:value-type="float">
            <text:p>44,381</text:p>
          </table:table-cell>
          <table:table-cell office:value-type="float" office:value="12.307" calcext:value-type="float">
            <text:p>12,307</text:p>
          </table:table-cell>
          <table:table-cell office:value-type="float" office:value="8.995" calcext:value-type="float">
            <text:p>8,99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524" calcext:value-type="float">
            <text:p>9,524</text:p>
          </table:table-cell>
          <table:table-cell office:value-type="float" office:value="35.967" calcext:value-type="float">
            <text:p>35,967</text:p>
          </table:table-cell>
          <table:table-cell office:value-type="float" office:value="-28.455" calcext:value-type="float">
            <text:p>-28,455</text:p>
          </table:table-cell>
          <table:table-cell office:value-type="float" office:value="22.685" calcext:value-type="float">
            <text:p>22,685</text:p>
          </table:table-cell>
          <table:table-cell office:value-type="float" office:value="7.692" calcext:value-type="float">
            <text:p>7,69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.752" calcext:value-type="float">
            <text:p>16,752</text:p>
          </table:table-cell>
          <table:table-cell office:value-type="float" office:value="81.589" calcext:value-type="float">
            <text:p>81,589</text:p>
          </table:table-cell>
          <table:table-cell office:value-type="float" office:value="42.75" calcext:value-type="float">
            <text:p>42,75</text:p>
          </table:table-cell>
          <table:table-cell office:value-type="float" office:value="64.647" calcext:value-type="float">
            <text:p>64,647</text:p>
          </table:table-cell>
          <table:table-cell office:value-type="float" office:value="10.722" calcext:value-type="float">
            <text:p>10,72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1.922" calcext:value-type="float">
            <text:p>-11,922</text:p>
          </table:table-cell>
          <table:table-cell office:value-type="float" office:value="46.481" calcext:value-type="float">
            <text:p>46,481</text:p>
          </table:table-cell>
          <table:table-cell office:value-type="float" office:value="8.87" calcext:value-type="float">
            <text:p>8,87</text:p>
          </table:table-cell>
          <table:table-cell office:value-type="float" office:value="61.259" calcext:value-type="float">
            <text:p>61,259</text:p>
          </table:table-cell>
          <table:table-cell office:value-type="float" office:value="9.283" calcext:value-type="float">
            <text:p>9,28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9.176" calcext:value-type="float">
            <text:p>19,176</text:p>
          </table:table-cell>
          <table:table-cell office:value-type="float" office:value="73.682" calcext:value-type="float">
            <text:p>73,682</text:p>
          </table:table-cell>
          <table:table-cell office:value-type="float" office:value="23.369" calcext:value-type="float">
            <text:p>23,369</text:p>
          </table:table-cell>
          <table:table-cell office:value-type="float" office:value="11.316" calcext:value-type="float">
            <text:p>11,316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.14" calcext:value-type="float">
            <text:p>31,14</text:p>
          </table:table-cell>
          <table:table-cell office:value-type="float" office:value="34.261" calcext:value-type="float">
            <text:p>34,261</text:p>
          </table:table-cell>
          <table:table-cell office:value-type="float" office:value="-10.212" calcext:value-type="float">
            <text:p>-10,212</text:p>
          </table:table-cell>
          <table:table-cell office:value-type="float" office:value="47.982" calcext:value-type="float">
            <text:p>47,982</text:p>
          </table:table-cell>
          <table:table-cell office:value-type="float" office:value="8.409" calcext:value-type="float">
            <text:p>8,40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21.322" calcext:value-type="float">
            <text:p>-21,322</text:p>
          </table:table-cell>
          <table:table-cell office:value-type="float" office:value="49.152" calcext:value-type="float">
            <text:p>49,152</text:p>
          </table:table-cell>
          <table:table-cell office:value-type="float" office:value="-12.119" calcext:value-type="float">
            <text:p>-12,119</text:p>
          </table:table-cell>
          <table:table-cell office:value-type="float" office:value="55.567" calcext:value-type="float">
            <text:p>55,567</text:p>
          </table:table-cell>
          <table:table-cell office:value-type="float" office:value="9.083" calcext:value-type="float">
            <text:p>9,08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.912" calcext:value-type="float">
            <text:p>45,912</text:p>
          </table:table-cell>
          <table:table-cell office:value-type="float" office:value="37.522" calcext:value-type="float">
            <text:p>37,522</text:p>
          </table:table-cell>
          <table:table-cell office:value-type="float" office:value="34.637" calcext:value-type="float">
            <text:p>34,637</text:p>
          </table:table-cell>
          <table:table-cell office:value-type="float" office:value="33.385" calcext:value-type="float">
            <text:p>33,385</text:p>
          </table:table-cell>
          <table:table-cell office:value-type="float" office:value="9.959" calcext:value-type="float">
            <text:p>9,95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21.322" calcext:value-type="float">
            <text:p>-21,322</text:p>
          </table:table-cell>
          <table:table-cell office:value-type="float" office:value="49.152" calcext:value-type="float">
            <text:p>49,152</text:p>
          </table:table-cell>
          <table:table-cell office:value-type="float" office:value="-12.119" calcext:value-type="float">
            <text:p>-12,119</text:p>
          </table:table-cell>
          <table:table-cell office:value-type="float" office:value="55.567" calcext:value-type="float">
            <text:p>55,567</text:p>
          </table:table-cell>
          <table:table-cell office:value-type="float" office:value="9.083" calcext:value-type="float">
            <text:p>9,08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85" calcext:value-type="float">
            <text:p>11,85</text:p>
          </table:table-cell>
          <table:table-cell office:value-type="float" office:value="32.551" calcext:value-type="float">
            <text:p>32,551</text:p>
          </table:table-cell>
          <table:table-cell office:value-type="float" office:value="-25.1" calcext:value-type="float">
            <text:p>-25,1</text:p>
          </table:table-cell>
          <table:table-cell office:value-type="float" office:value="11.709" calcext:value-type="float">
            <text:p>11,709</text:p>
          </table:table-cell>
          <table:table-cell office:value-type="float" office:value="6.69" calcext:value-type="float">
            <text:p>6,6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21.322" calcext:value-type="float">
            <text:p>-21,322</text:p>
          </table:table-cell>
          <table:table-cell office:value-type="float" office:value="49.152" calcext:value-type="float">
            <text:p>49,152</text:p>
          </table:table-cell>
          <table:table-cell office:value-type="float" office:value="-12.119" calcext:value-type="float">
            <text:p>-12,119</text:p>
          </table:table-cell>
          <table:table-cell office:value-type="float" office:value="55.567" calcext:value-type="float">
            <text:p>55,567</text:p>
          </table:table-cell>
          <table:table-cell office:value-type="float" office:value="9.083" calcext:value-type="float">
            <text:p>9,08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3.931" calcext:value-type="float">
            <text:p>93,931</text:p>
          </table:table-cell>
          <table:table-cell office:value-type="float" office:value="91.653" calcext:value-type="float">
            <text:p>91,653</text:p>
          </table:table-cell>
          <table:table-cell office:value-type="float" office:value="52.61" calcext:value-type="float">
            <text:p>52,61</text:p>
          </table:table-cell>
          <table:table-cell office:value-type="float" office:value="21.675" calcext:value-type="float">
            <text:p>21,675</text:p>
          </table:table-cell>
          <table:table-cell office:value-type="float" office:value="12.313" calcext:value-type="float">
            <text:p>12,31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6.979" calcext:value-type="float">
            <text:p>76,979</text:p>
          </table:table-cell>
          <table:table-cell office:value-type="float" office:value="54.662" calcext:value-type="float">
            <text:p>54,662</text:p>
          </table:table-cell>
          <table:table-cell office:value-type="float" office:value="100" calcext:value-type="float">
            <text:p>100</text:p>
          </table:table-cell>
          <table:table-cell office:value-type="float" office:value="-42.801" calcext:value-type="float">
            <text:p>-42,801</text:p>
          </table:table-cell>
          <table:table-cell office:value-type="float" office:value="12.004" calcext:value-type="float">
            <text:p>12,004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.363" calcext:value-type="float">
            <text:p>87,363</text:p>
          </table:table-cell>
          <table:table-cell office:value-type="float" office:value="58.823" calcext:value-type="float">
            <text:p>58,823</text:p>
          </table:table-cell>
          <table:table-cell office:value-type="float" office:value="61.321" calcext:value-type="float">
            <text:p>61,321</text:p>
          </table:table-cell>
          <table:table-cell office:value-type="float" office:value="39.374" calcext:value-type="float">
            <text:p>39,374</text:p>
          </table:table-cell>
          <table:table-cell office:value-type="float" office:value="11.321" calcext:value-type="float">
            <text:p>11,321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2.539" calcext:value-type="float">
            <text:p>72,539</text:p>
          </table:table-cell>
          <table:table-cell office:value-type="float" office:value="73.12" calcext:value-type="float">
            <text:p>73,12</text:p>
          </table:table-cell>
          <table:table-cell office:value-type="float" office:value="53.767" calcext:value-type="float">
            <text:p>53,767</text:p>
          </table:table-cell>
          <table:table-cell office:value-type="float" office:value="55.789" calcext:value-type="float">
            <text:p>55,789</text:p>
          </table:table-cell>
          <table:table-cell office:value-type="float" office:value="11.742" calcext:value-type="float">
            <text:p>11,742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6.658" calcext:value-type="float">
            <text:p>76,658</text:p>
          </table:table-cell>
          <table:table-cell office:value-type="float" office:value="54.171" calcext:value-type="float">
            <text:p>54,171</text:p>
          </table:table-cell>
          <table:table-cell office:value-type="float" office:value="54.707" calcext:value-type="float">
            <text:p>54,707</text:p>
          </table:table-cell>
          <table:table-cell office:value-type="float" office:value="-31.465" calcext:value-type="float">
            <text:p>-31,465</text:p>
          </table:table-cell>
          <table:table-cell office:value-type="float" office:value="10.7" calcext:value-type="float">
            <text:p>10,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float" office:value="-4.789" calcext:value-type="float">
            <text:p>-4,789</text:p>
          </table:table-cell>
          <table:table-cell office:value-type="float" office:value="3.097" calcext:value-type="float">
            <text:p>3,097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315" calcext:value-type="float">
            <text:p>6,315</text:p>
          </table:table-cell>
          <table:table-cell office:value-type="float" office:value="8.272" calcext:value-type="float">
            <text:p>8,272</text:p>
          </table:table-cell>
          <table:table-cell office:value-type="float" office:value="72.436" calcext:value-type="float">
            <text:p>72,436</text:p>
          </table:table-cell>
          <table:table-cell office:value-type="float" office:value="87.895" calcext:value-type="float">
            <text:p>87,895</text:p>
          </table:table-cell>
          <table:table-cell office:value-type="float" office:value="11.149" calcext:value-type="float">
            <text:p>11,14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.811" calcext:value-type="float">
            <text:p>51,811</text:p>
          </table:table-cell>
          <table:table-cell office:value-type="float" office:value="13.42" calcext:value-type="float">
            <text:p>13,42</text:p>
          </table:table-cell>
          <table:table-cell office:value-type="float" office:value="47.946" calcext:value-type="float">
            <text:p>47,946</text:p>
          </table:table-cell>
          <table:table-cell office:value-type="float" office:value="54.198" calcext:value-type="float">
            <text:p>54,198</text:p>
          </table:table-cell>
          <table:table-cell office:value-type="float" office:value="11.315" calcext:value-type="float">
            <text:p>11,31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.657" calcext:value-type="float">
            <text:p>98,657</text:p>
          </table:table-cell>
          <table:table-cell office:value-type="float" office:value="76.509" calcext:value-type="float">
            <text:p>76,509</text:p>
          </table:table-cell>
          <table:table-cell office:value-type="float" office:value="20.873" calcext:value-type="float">
            <text:p>20,873</text:p>
          </table:table-cell>
          <table:table-cell office:value-type="float" office:value="100" calcext:value-type="float">
            <text:p>100</text:p>
          </table:table-cell>
          <table:table-cell office:value-type="float" office:value="12.713" calcext:value-type="float">
            <text:p>12,713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.955" calcext:value-type="float">
            <text:p>45,955</text:p>
          </table:table-cell>
          <table:table-cell office:value-type="float" office:value="63.862" calcext:value-type="float">
            <text:p>63,862</text:p>
          </table:table-cell>
          <table:table-cell office:value-type="float" office:value="71.268" calcext:value-type="float">
            <text:p>71,268</text:p>
          </table:table-cell>
          <table:table-cell office:value-type="float" office:value="37.121" calcext:value-type="float">
            <text:p>37,121</text:p>
          </table:table-cell>
          <table:table-cell office:value-type="float" office:value="11.139" calcext:value-type="float">
            <text:p>11,139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.939" calcext:value-type="float">
            <text:p>3,939</text:p>
          </table:table-cell>
          <table:table-cell office:value-type="float" office:value="44.604" calcext:value-type="float">
            <text:p>44,604</text:p>
          </table:table-cell>
          <table:table-cell office:value-type="float" office:value="62.891" calcext:value-type="float">
            <text:p>62,891</text:p>
          </table:table-cell>
          <table:table-cell office:value-type="float" office:value="45.603" calcext:value-type="float">
            <text:p>45,603</text:p>
          </table:table-cell>
          <table:table-cell office:value-type="float" office:value="10.655" calcext:value-type="float">
            <text:p>10,655</text:p>
          </table:table-cell>
          <table:table-cell office:value-type="float" office:value="9.557" calcext:value-type="float">
            <text:p>9,557</text:p>
          </table:table-cell>
          <table:table-cell office:value-type="float" office:value="2.626" calcext:value-type="float">
            <text:p>2,626</text:p>
          </table:table-cell>
          <table:table-cell table:number-columns-repeated="3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 style:data-style-name="N2" text:time-value="00:19:50.298636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00:28:38.294401236</dc:date>
    <dc:creator>Jacek Hojczak</dc:creator>
    <meta:generator>LibreOffice/4.2.6.2$Linux_X86_64 LibreOffice_project/420$Build-2</meta:generator>
    <meta:editing-duration>P0D</meta:editing-duration>
    <meta:editing-cycles>1</meta:editing-cycles>
    <meta:document-statistic meta:table-count="2" meta:cell-count="81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8cm" svg:y="4.201cm" style:legend-expansion="high" chart:style-name="ch2"/>
        <chart:plot-area chart:style-name="ch3" table:cell-range-address="Sheet1.F1:Sheet1.F101" chart:data-source-has-labels="row" svg:x="0.77cm" svg:y="0.855cm" svg:width="13.068cm" svg:height="7.545cm">
          <chartooo:coordinate-region svg:x="1.391cm" svg:y="1.055cm" svg:width="12.447cm" svg:height="6.5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01" chart:label-cell-address="Sheet1.F1:Sheet1.F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4">
                <text:p>1.584</text:p>
                <draw:g>
                  <svg:desc>Sheet1.F2:Sheet1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28">
                <text:p>6.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065">
                <text:p>6.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35">
                <text:p>5.8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733">
                <text:p>5.7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29">
                <text:p>6.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835">
                <text:p>5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53">
                <text:p>8.9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549">
                <text:p>10.5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839">
                <text:p>7.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012">
                <text:p>12.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252">
                <text:p>11.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045">
                <text:p>12.0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541">
                <text:p>11.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46">
                <text:p>11.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23">
                <text:p>11.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321">
                <text:p>11.3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79">
                <text:p>6.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7">
                <text:p>8.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423">
                <text:p>11.4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41">
                <text:p>12.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718">
                <text:p>10.7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36">
                <text:p>9.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11">
                <text:p>12.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257">
                <text:p>10.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019">
                <text:p>10.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144">
                <text:p>10.1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144">
                <text:p>10.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998">
                <text:p>11.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097">
                <text:p>12.0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401">
                <text:p>9.4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447">
                <text:p>9.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374">
                <text:p>11.3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962">
                <text:p>8.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374">
                <text:p>11.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669">
                <text:p>10.6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45">
                <text:p>10.7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404">
                <text:p>11.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882">
                <text:p>12.8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63">
                <text:p>10.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356">
                <text:p>11.3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077">
                <text:p>9.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368">
                <text:p>11.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321">
                <text:p>11.3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243">
                <text:p>10.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973">
                <text:p>11.9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126">
                <text:p>11.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769">
                <text:p>10.7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683">
                <text:p>10.6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815">
                <text:p>12.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61">
                <text:p>10.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031">
                <text:p>12.0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14">
                <text:p>10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19">
                <text:p>9.4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119">
                <text:p>12.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338">
                <text:p>11.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078">
                <text:p>12.0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515">
                <text:p>9.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995">
                <text:p>8.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995">
                <text:p>8.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722">
                <text:p>10.7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283">
                <text:p>9.2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316">
                <text:p>11.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409">
                <text:p>8.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.083">
                <text:p>9.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.959">
                <text:p>9.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83">
                <text:p>9.0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.083">
                <text:p>9.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313">
                <text:p>12.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004">
                <text:p>12.0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321">
                <text:p>11.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742">
                <text:p>11.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97">
                <text:p>3.0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149">
                <text:p>11.1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315">
                <text:p>11.3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713">
                <text:p>12.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139">
                <text:p>11.1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655">
                <text:p>10.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